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ALCULO LONGITUD ANTENAS PARA DISPISITIVOS A 433/315 Mhz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433 Mhz</text:p>
          </table:table-cell>
          <table:table-cell table:style-name="ce1" office:value-type="string">
            <text:p>315 Mhz</text:p>
          </table:table-cell>
        </table:table-row>
        <table:table-row table:style-name="ro1">
          <table:table-cell office:value-type="string">
            <text:p>Longitud onda</text:p>
          </table:table-cell>
          <table:table-cell table:formula="of:=300/433" office:value-type="float" office:value="0.69284064665127">
            <text:p>0,6928406467</text:p>
          </table:table-cell>
          <table:table-cell table:formula="of:=300/315" office:value-type="float" office:value="0.952380952380952">
            <text:p>0,9523809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/4 onda</text:p>
          </table:table-cell>
          <table:table-cell table:formula="of:=[.B4]/4" office:value-type="float" office:value="0.173210161662818">
            <text:p>0,1732101617</text:p>
          </table:table-cell>
          <table:table-cell table:formula="of:=[.C4]/4" office:value-type="float" office:value="0.238095238095238">
            <text:p>0,2380952381</text:p>
          </table:table-cell>
        </table:table-row>
        <table:table-row table:style-name="ro1">
          <table:table-cell office:value-type="string">
            <text:p>1/8 onda</text:p>
          </table:table-cell>
          <table:table-cell table:formula="of:=[.B4]/8" office:value-type="float" office:value="0.0866050808314088">
            <text:p>0,0866050808</text:p>
          </table:table-cell>
          <table:table-cell table:formula="of:=[.C4]/8" office:value-type="float" office:value="0.119047619047619">
            <text:p>0,1190476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didas en cms.</text:p>
          </table:table-cell>
          <table:table-cell table:number-columns-repeated="2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7/11/2012</text:date>, <text:time>15:3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1:51:55</meta:creation-date>
    <dc:date>2012-11-17T15:32:10</dc:date>
    <meta:editing-duration>PT3H25M5S</meta:editing-duration>
    <meta:editing-cycles>1</meta:editing-cycles>
    <meta:document-statistic meta:table-count="3" meta:cell-count="13" meta:object-count="0"/>
    <meta:generator>LibreOffice/3.4$Linux LibreOffice_project/340m1$Build-602</meta:generator>
  </office:meta>
</office:document-meta>
</file>